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8.75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ext-properties style:text-position="" style:font-name="Helvetica" fo:font-size="10pt" style:font-size-asian="10pt" style:font-size-complex="10pt"/>
    </style:style>
    <style:style style:name="ce5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fe2f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57bb8a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dc49a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b1dfc8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ad6b9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84cda9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8bd0ae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ecf7f2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a2d9be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c194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00">
      <style:table-cell-properties fo:background-color="#6dc49a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ae5e3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c7e8d8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75c79f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ackground-color="#75c79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a9dcc3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b8e2ce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7d3d0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fcf0ef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7ccaa4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efcfc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93d3b4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00">
      <style:table-cell-properties fo:background-color="#5ebe8f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00">
      <style:table-cell-properties fo:background-color="#66c194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c0e5d3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00">
      <style:table-cell-properties fo:background-color="#8bd0ae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e5f4ed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fbfdfc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9dfdd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ec9992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ceebdd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ackground-color="#f4faf7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ackground-color="#d6eee2"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00">
      <style:table-cell-properties fo:background-color="#7ccaa4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100">
      <style:table-cell-properties fo:background-color="#57bb8a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f0b0ab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ea938c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df6f6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2bcb7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6ceca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ed9f98" style:text-align-source="fix" style:repeat-content="false"/>
      <style:paragraph-properties fo:text-align="center" fo:margin-left="0pt"/>
    </style:style>
    <style:style style:name="ce62" style:family="table-cell" style:parent-style-name="Default">
      <style:table-cell-properties fo:background-color="#f1b6b1"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ackground-color="#e98d86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ackground-color="#eea59f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f4c8c4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ackground-color="#e8887f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ddf1e8"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ext-properties style:font-name="Helvetica" fo:font-size="10pt" style:font-size-asian="10pt" style:font-size-complex="10pt"/>
    </style:style>
    <style:style style:name="ce7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Valids.$A$1:.$A$151])" table:allow-empty-cell="tru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5" table:number-columns-repeated="4" table:default-cell-style-name="ce10"/>
        <table:table-column table:style-name="co7" table:default-cell-style-name="ce10"/>
        <table:table-column table:style-name="co1" table:number-columns-repeated="1013" table:default-cell-style-name="ce10"/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Pokemon</text:p>
          </table:table-cell>
          <table:table-cell table:style-name="ce9" office:value-type="string" calcext:value-type="string">
            <text:p>CP</text:p>
          </table:table-cell>
          <table:table-cell table:style-name="ce9" office:value-type="string" calcext:value-type="string">
            <text:p>HP</text:p>
          </table:table-cell>
          <table:table-cell table:style-name="ce9" office:value-type="string" calcext:value-type="string">
            <text:p>DP</text:p>
          </table:table-cell>
          <table:table-cell table:style-name="ce9" office:value-type="string" calcext:value-type="string">
            <text:p>Pwrd</text:p>
          </table:table-cell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ATK</text:p>
          </table:table-cell>
          <table:table-cell table:style-name="ce9" office:value-type="string" calcext:value-type="string">
            <text:p>DEF</text:p>
          </table:table-cell>
          <table:table-cell table:style-name="ce9" office:value-type="string" calcext:value-type="string">
            <text:p>STA</text:p>
          </table:table-cell>
          <table:table-cell table:style-name="ce9" office:value-type="string" calcext:value-type="string">
            <text:p>PCT</text:p>
          </table:table-cell>
          <table:table-cell table:style-name="ce9"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ulbasaur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9" office:value-type="string" calcext:value-type="string">
            <text:p>84.4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ulbasaur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13 possible</text:p>
          </table:table-cell>
          <table:table-cell table:style-name="ce13" table:number-columns-repeated="2"/>
          <table:table-cell table:style-name="ce20" office:value-type="string" calcext:value-type="string">
            <text:p>55.6% to 7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harmander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21" office:value-type="string" calcext:value-type="string">
            <text:p>77.8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quirtle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19" office:value-type="string" calcext:value-type="string">
            <text:p>84.4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Wartortle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62 possible</text:p>
          </table:table-cell>
          <table:table-cell table:style-name="ce13" table:number-columns-repeated="2"/>
          <table:table-cell table:style-name="ce17" office:value-type="string" calcext:value-type="string">
            <text:p>80.0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utterfree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5" office:value-type="string" calcext:value-type="string">
            <text:p>93.3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Weedle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2" office:value-type="string" calcext:value-type="string">
            <text:p>95.6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Weedle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eedrill</text:p>
          </table:table-cell>
          <table:table-cell table:style-name="ce12" office:value-type="float" office:value="844" calcext:value-type="float">
            <text:p>844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6 possible</text:p>
          </table:table-cell>
          <table:table-cell table:style-name="ce13" table:number-columns-repeated="2"/>
          <table:table-cell table:style-name="ce24" office:value-type="string" calcext:value-type="string">
            <text:p>40.0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dgey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2 possible</text:p>
          </table:table-cell>
          <table:table-cell table:style-name="ce13" table:number-columns-repeated="2"/>
          <table:table-cell table:style-name="ce25" office:value-type="string" calcext:value-type="string">
            <text:p>66.7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Raticate</text:p>
          </table:table-cell>
          <table:table-cell table:style-name="ce12" office:value-type="float" office:value="786" calcext:value-type="float">
            <text:p>78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6" office:value-type="string" calcext:value-type="string">
            <text:p>91.1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pearow</text:p>
          </table:table-cell>
          <table:table-cell table:style-name="ce12" office:value-type="float" office:value="375" calcext:value-type="float">
            <text:p>37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7" office:value-type="string" calcext:value-type="string">
            <text:p>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kans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9 possible</text:p>
          </table:table-cell>
          <table:table-cell table:style-name="ce13" table:number-columns-repeated="2"/>
          <table:table-cell table:style-name="ce17" office:value-type="string" calcext:value-type="string">
            <text:p>80.0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kans</text:p>
          </table:table-cell>
          <table:table-cell table:style-name="ce12" office:value-type="float" office:value="431" calcext:value-type="float">
            <text:p>43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28" office:value-type="string" calcext:value-type="string">
            <text:p>75.6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kans</text:p>
          </table:table-cell>
          <table:table-cell table:style-name="ce12" office:value-type="float" office:value="431" calcext:value-type="float">
            <text:p>431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1" office:value-type="string" calcext:value-type="string">
            <text:p>77.8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kans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7 possible</text:p>
          </table:table-cell>
          <table:table-cell table:style-name="ce13" table:number-columns-repeated="2"/>
          <table:table-cell table:style-name="ce29" office:value-type="string" calcext:value-type="string">
            <text:p>71.1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/>
          <table:table-cell table:style-name="ce13"/>
          <table:table-cell table:style-name="ce13" office:value-type="string" calcext:value-type="string">
            <text:p>19 possible</text:p>
          </table:table-cell>
          <table:table-cell table:style-name="ce13" table:number-columns-repeated="2"/>
          <table:table-cell table:style-name="ce30" office:value-type="string" calcext:value-type="string">
            <text:p>33.3% to 6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16" office:value-type="string" calcext:value-type="string">
            <text:p>73.3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12 possible</text:p>
          </table:table-cell>
          <table:table-cell table:style-name="ce13" table:number-columns-repeated="2"/>
          <table:table-cell table:style-name="ce20" office:value-type="string" calcext:value-type="string">
            <text:p>5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22 possible</text:p>
          </table:table-cell>
          <table:table-cell table:style-name="ce13" table:number-columns-repeated="2"/>
          <table:table-cell table:style-name="ce31" office:value-type="string" calcext:value-type="string">
            <text:p>44.4% to 7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32" office:value-type="string" calcext:value-type="string">
            <text:p>88.9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kachu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260 possible</text:p>
          </table:table-cell>
          <table:table-cell table:style-name="ce13" table:number-columns-repeated="2"/>
          <table:table-cell table:style-name="ce33" office:value-type="string" calcext:value-type="string">
            <text:p>48.9% to 7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andshrew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32" office:value-type="string" calcext:value-type="string">
            <text:p>8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andshrew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34" office:value-type="string" calcext:value-type="string">
            <text:p>82.2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andshrew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1" office:value-type="string" calcext:value-type="string">
            <text:p>77.8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andshrew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8" office:value-type="string" calcext:value-type="string">
            <text:p>7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andshrew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46 possible</text:p>
          </table:table-cell>
          <table:table-cell table:style-name="ce13" table:number-columns-repeated="2"/>
          <table:table-cell table:style-name="ce30" office:value-type="string" calcext:value-type="string">
            <text:p>33.3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♀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♀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♀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/>
          <table:table-cell table:style-name="ce13"/>
          <table:table-cell table:style-name="ce13" office:value-type="string" calcext:value-type="string">
            <text:p>49 possible</text:p>
          </table:table-cell>
          <table:table-cell table:style-name="ce13" table:number-columns-repeated="2"/>
          <table:table-cell table:style-name="ce19" office:value-type="string" calcext:value-type="string">
            <text:p>84.4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♂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35" office:value-type="string" calcext:value-type="string">
            <text:p>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♂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5" office:value-type="float" office:value="14" calcext:value-type="float">
            <text:p>14</text:p>
          </table:table-cell>
          <table:table-cell table:style-name="ce36" office:value-type="string" calcext:value-type="string">
            <text:p>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Nidoran♂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37" office:value-type="string" calcext:value-type="string">
            <text:p>6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lefairy</text:p>
          </table:table-cell>
          <table:table-cell table:style-name="ce12" office:value-type="float" office:value="484" calcext:value-type="float">
            <text:p>484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18" office:value-type="string" calcext:value-type="string">
            <text:p>86.7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lefable</text:p>
          </table:table-cell>
          <table:table-cell table:style-name="ce12" office:value-type="float" office:value="1152" calcext:value-type="float">
            <text:p>1152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0 possible</text:p>
          </table:table-cell>
          <table:table-cell table:style-name="ce13" table:number-columns-repeated="2"/>
          <table:table-cell table:style-name="ce33" office:value-type="string" calcext:value-type="string">
            <text:p>4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ulpix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38" office:value-type="string" calcext:value-type="string">
            <text:p>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ulpix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11 possible</text:p>
          </table:table-cell>
          <table:table-cell table:style-name="ce13" table:number-columns-repeated="2"/>
          <table:table-cell table:style-name="ce25" office:value-type="string" calcext:value-type="string">
            <text:p>66.7% to 97.8%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Jigglypuff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6" office:value-type="string" calcext:value-type="string">
            <text:p>91.1% to 93.3%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Jigglypuff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7" office:value-type="string" calcext:value-type="string">
            <text:p>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Zubat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25" office:value-type="string" calcext:value-type="string">
            <text:p>66.7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Golbat</text:p>
          </table:table-cell>
          <table:table-cell table:style-name="ce12" office:value-type="float" office:value="1033" calcext:value-type="float">
            <text:p>103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26" office:value-type="string" calcext:value-type="string">
            <text:p>91.1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ddish</text:p>
          </table:table-cell>
          <table:table-cell table:style-name="ce12" office:value-type="float" office:value="602" calcext:value-type="float">
            <text:p>60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ddish</text:p>
          </table:table-cell>
          <table:table-cell table:style-name="ce12" office:value-type="float" office:value="602" calcext:value-type="float">
            <text:p>60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5" office:value-type="string" calcext:value-type="string">
            <text:p>93.3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ddish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36" office:value-type="string" calcext:value-type="string">
            <text:p>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aras</text:p>
          </table:table-cell>
          <table:table-cell table:style-name="ce12" office:value-type="float" office:value="529" calcext:value-type="float">
            <text:p>52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25" office:value-type="string" calcext:value-type="string">
            <text:p>66.7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aras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5" office:value-type="string" calcext:value-type="string">
            <text:p>93.3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aras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34" office:value-type="string" calcext:value-type="string">
            <text:p>82.2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aras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13 possible</text:p>
          </table:table-cell>
          <table:table-cell table:style-name="ce13" table:number-columns-repeated="2"/>
          <table:table-cell table:style-name="ce39" office:value-type="string" calcext:value-type="string">
            <text:p>57.8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enonat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/>
          <table:table-cell table:style-name="ce13"/>
          <table:table-cell table:style-name="ce13" office:value-type="string" calcext:value-type="string">
            <text:p>20 possible</text:p>
          </table:table-cell>
          <table:table-cell table:style-name="ce13" table:number-columns-repeated="2"/>
          <table:table-cell table:style-name="ce40" office:value-type="string" calcext:value-type="string">
            <text:p>51.1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enonat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32 possible</text:p>
          </table:table-cell>
          <table:table-cell table:style-name="ce13" table:number-columns-repeated="2"/>
          <table:table-cell table:style-name="ce41" office:value-type="string" calcext:value-type="string">
            <text:p>37.8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enonat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33 possible</text:p>
          </table:table-cell>
          <table:table-cell table:style-name="ce13" table:number-columns-repeated="2"/>
          <table:table-cell table:style-name="ce42" office:value-type="string" calcext:value-type="string">
            <text:p>11.1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iglett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28" office:value-type="string" calcext:value-type="string">
            <text:p>75.6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iglett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42 possible</text:p>
          </table:table-cell>
          <table:table-cell table:style-name="ce13" table:number-columns-repeated="2"/>
          <table:table-cell table:style-name="ce43" office:value-type="string" calcext:value-type="string">
            <text:p>64.4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eowth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eowth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17" office:value-type="string" calcext:value-type="string">
            <text:p>80.0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eowth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28" office:value-type="string" calcext:value-type="string">
            <text:p>75.6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syduck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7" office:value-type="string" calcext:value-type="string">
            <text:p>80.0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syduck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3 possible</text:p>
          </table:table-cell>
          <table:table-cell table:style-name="ce13" table:number-columns-repeated="2"/>
          <table:table-cell table:style-name="ce44" office:value-type="string" calcext:value-type="string">
            <text:p>53.3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syduck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10 possible</text:p>
          </table:table-cell>
          <table:table-cell table:style-name="ce13" table:number-columns-repeated="2"/>
          <table:table-cell table:style-name="ce17" office:value-type="string" calcext:value-type="string">
            <text:p>80.0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nkey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7" office:value-type="string" calcext:value-type="string">
            <text:p>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nkey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32" office:value-type="string" calcext:value-type="string">
            <text:p>8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nkey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38" office:value-type="string" calcext:value-type="string">
            <text:p>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nkey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19 possible</text:p>
          </table:table-cell>
          <table:table-cell table:style-name="ce13" table:number-columns-repeated="2"/>
          <table:table-cell table:style-name="ce42" office:value-type="string" calcext:value-type="string">
            <text:p>11.1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Growlithe</text:p>
          </table:table-cell>
          <table:table-cell table:style-name="ce12" office:value-type="float" office:value="616" calcext:value-type="float">
            <text:p>61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rcanine</text:p>
          </table:table-cell>
          <table:table-cell table:style-name="ce12" office:value-type="float" office:value="1122" calcext:value-type="float">
            <text:p>112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45" office:value-type="string" calcext:value-type="string">
            <text:p>62.2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liwag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5" office:value-type="string" calcext:value-type="string">
            <text:p>93.3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liwag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32" office:value-type="string" calcext:value-type="string">
            <text:p>88.9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liwag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32" office:value-type="string" calcext:value-type="string">
            <text:p>8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liwhirl</text:p>
          </table:table-cell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18" office:value-type="string" calcext:value-type="string">
            <text:p>86.7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bra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32" office:value-type="string" calcext:value-type="string">
            <text:p>8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bra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bra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bra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9 possible</text:p>
          </table:table-cell>
          <table:table-cell table:style-name="ce13" table:number-columns-repeated="2"/>
          <table:table-cell table:style-name="ce39" office:value-type="string" calcext:value-type="string">
            <text:p>57.8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adabra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2.5" calcext:value-type="float">
            <text:p>12.5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chop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7" office:value-type="string" calcext:value-type="string">
            <text:p>80.0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chop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29" office:value-type="string" calcext:value-type="string">
            <text:p>71.1% to 7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ellsprout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/>
          <table:table-cell table:style-name="ce13"/>
          <table:table-cell table:style-name="ce13" office:value-type="string" calcext:value-type="string">
            <text:p>11 possible</text:p>
          </table:table-cell>
          <table:table-cell table:style-name="ce13" table:number-columns-repeated="2"/>
          <table:table-cell table:style-name="ce29" office:value-type="string" calcext:value-type="string">
            <text:p>71.1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ellsprout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Bellsprout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46" office:value-type="string" calcext:value-type="string">
            <text:p>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Tentacool</text:p>
          </table:table-cell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17" office:value-type="string" calcext:value-type="string">
            <text:p>80.0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Tentacool</text:p>
          </table:table-cell>
          <table:table-cell table:style-name="ce12" office:value-type="float" office:value="523" calcext:value-type="float">
            <text:p>523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37" office:value-type="string" calcext:value-type="string">
            <text:p>68.9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Tentacool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12 possible</text:p>
          </table:table-cell>
          <table:table-cell table:style-name="ce13" table:number-columns-repeated="2"/>
          <table:table-cell table:style-name="ce33" office:value-type="string" calcext:value-type="string">
            <text:p>48.9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Geodude</text:p>
          </table:table-cell>
          <table:table-cell table:style-name="ce12" office:value-type="float" office:value="596" calcext:value-type="float">
            <text:p>59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 office:value-type="float" office:value="18" calcext:value-type="float">
            <text:p>18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1" calcext:value-type="float">
            <text:p>11</text:p>
          </table:table-cell>
          <table:table-cell table:style-name="ce46" office:value-type="string" calcext:value-type="string">
            <text:p>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nyta</text:p>
          </table:table-cell>
          <table:table-cell table:style-name="ce12" office:value-type="float" office:value="855" calcext:value-type="float">
            <text:p>85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35" office:value-type="string" calcext:value-type="string">
            <text:p>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lowpok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lowpoke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20 possible</text:p>
          </table:table-cell>
          <table:table-cell table:style-name="ce13" table:number-columns-repeated="2"/>
          <table:table-cell table:style-name="ce34" office:value-type="string" calcext:value-type="string">
            <text:p>82.2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nemite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number-columns-repeated="3" table:style-name="ce14" office:value-type="float" office:value="15" calcext:value-type="float">
            <text:p>15</text:p>
          </table:table-cell>
          <table:table-cell table:style-name="ce47" office:value-type="string" calcext:value-type="string">
            <text:p>10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oduo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15 possible</text:p>
          </table:table-cell>
          <table:table-cell table:style-name="ce13" table:number-columns-repeated="2"/>
          <table:table-cell table:style-name="ce37" office:value-type="string" calcext:value-type="string">
            <text:p>68.9% to 7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eel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34" office:value-type="string" calcext:value-type="string">
            <text:p>82.2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hellder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28" office:value-type="string" calcext:value-type="string">
            <text:p>7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hellder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34" office:value-type="string" calcext:value-type="string">
            <text:p>82.2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Gastly</text:p>
          </table:table-cell>
          <table:table-cell table:style-name="ce12" office:value-type="float" office:value="566" calcext:value-type="float">
            <text:p>56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36" office:value-type="string" calcext:value-type="string">
            <text:p>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Gastly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Haunter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nix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43" office:value-type="string" calcext:value-type="string">
            <text:p>64.4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rowzee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5" office:value-type="string" calcext:value-type="string">
            <text:p>93.3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rabby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11 possible</text:p>
          </table:table-cell>
          <table:table-cell table:style-name="ce13" table:number-columns-repeated="2"/>
          <table:table-cell table:style-name="ce20" office:value-type="string" calcext:value-type="string">
            <text:p>55.6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rabby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34" office:value-type="string" calcext:value-type="string">
            <text:p>82.2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rabby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oltorb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12" calcext:value-type="float">
            <text:p>12</text:p>
          </table:table-cell>
          <table:table-cell table:style-name="ce27" office:value-type="string" calcext:value-type="string">
            <text:p>91.1%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KinTama</text:p>
          </table:table-cell>
          <table:table-cell table:style-name="ce12" table:content-validation-name="val1" office:value-type="string" calcext:value-type="string">
            <text:p>Voltorb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18" office:value-type="string" calcext:value-type="string">
            <text:p>86.7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xeggcute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32" office:value-type="string" calcext:value-type="string">
            <text:p>88.9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xeggcute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92 possible</text:p>
          </table:table-cell>
          <table:table-cell table:style-name="ce13" table:number-columns-repeated="2"/>
          <table:table-cell table:style-name="ce48" office:value-type="string" calcext:value-type="string">
            <text:p>20.0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xeggcut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79 possible</text:p>
          </table:table-cell>
          <table:table-cell table:style-name="ce13" table:number-columns-repeated="2"/>
          <table:table-cell table:style-name="ce49" office:value-type="string" calcext:value-type="string">
            <text:p>8.9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ubone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25" office:value-type="string" calcext:value-type="string">
            <text:p>66.7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ubone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26 possible</text:p>
          </table:table-cell>
          <table:table-cell table:style-name="ce13" table:number-columns-repeated="2"/>
          <table:table-cell table:style-name="ce39" office:value-type="string" calcext:value-type="string">
            <text:p>57.8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Hitmonle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28" office:value-type="string" calcext:value-type="string">
            <text:p>75.6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Hitmonchan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21 possible</text:p>
          </table:table-cell>
          <table:table-cell table:style-name="ce13" table:number-columns-repeated="2"/>
          <table:table-cell table:style-name="ce50" office:value-type="string" calcext:value-type="string">
            <text:p>46.7% to 6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Hitmonchan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137 possible</text:p>
          </table:table-cell>
          <table:table-cell table:style-name="ce13" table:number-columns-repeated="2"/>
          <table:table-cell table:style-name="ce40" office:value-type="string" calcext:value-type="string">
            <text:p>51.1% to 7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Lickitung</text:p>
          </table:table-cell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offing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17" office:value-type="string" calcext:value-type="string">
            <text:p>80.0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offing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20 possible</text:p>
          </table:table-cell>
          <table:table-cell table:style-name="ce13" table:number-columns-repeated="2"/>
          <table:table-cell table:style-name="ce51" office:value-type="string" calcext:value-type="string">
            <text:p>24.4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Rhyhorn</text:p>
          </table:table-cell>
          <table:table-cell table:style-name="ce12" office:value-type="float" office:value="813" calcext:value-type="float">
            <text:p>813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9 possible</text:p>
          </table:table-cell>
          <table:table-cell table:style-name="ce13" table:number-columns-repeated="2"/>
          <table:table-cell table:style-name="ce20" office:value-type="string" calcext:value-type="string">
            <text:p>55.6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Rhyhorn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00" calcext:value-type="float">
            <text:p>400</text:p>
          </table:table-cell>
          <table:table-cell table:style-name="ce12"/>
          <table:table-cell table:style-name="ce13"/>
          <table:table-cell table:style-name="ce13" office:value-type="string" calcext:value-type="string">
            <text:p>50 possible</text:p>
          </table:table-cell>
          <table:table-cell table:style-name="ce13" table:number-columns-repeated="2"/>
          <table:table-cell table:style-name="ce45" office:value-type="string" calcext:value-type="string">
            <text:p>62.2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Rhyhorn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146 possible</text:p>
          </table:table-cell>
          <table:table-cell table:style-name="ce13" table:number-columns-repeated="2"/>
          <table:table-cell table:style-name="ce43" office:value-type="string" calcext:value-type="string">
            <text:p>6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Chansey</text:p>
          </table:table-cell>
          <table:table-cell table:style-name="ce12" office:value-type="float" office:value="819" calcext:value-type="float">
            <text:p>819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7" office:value-type="string" calcext:value-type="string">
            <text:p>80.0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Horsea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7 possible</text:p>
          </table:table-cell>
          <table:table-cell table:style-name="ce13" table:number-columns-repeated="2"/>
          <table:table-cell table:style-name="ce19" office:value-type="string" calcext:value-type="string">
            <text:p>84.4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eaking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26" office:value-type="string" calcext:value-type="string">
            <text:p>91.1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taryu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21" office:value-type="string" calcext:value-type="string">
            <text:p>77.8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cyther</text:p>
          </table:table-cell>
          <table:table-cell table:style-name="ce12" office:value-type="float" office:value="1393" calcext:value-type="float">
            <text:p>139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 office:value-type="float" office:value="20" calcext:value-type="float">
            <text:p>20</text:p>
          </table:table-cell>
          <table:table-cell table:number-columns-repeated="3" table:style-name="ce15" office:value-type="float" office:value="14" calcext:value-type="float">
            <text:p>14</text:p>
          </table:table-cell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Jynx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8 possible</text:p>
          </table:table-cell>
          <table:table-cell table:style-name="ce13" table:number-columns-repeated="2"/>
          <table:table-cell table:style-name="ce52" office:value-type="string" calcext:value-type="string">
            <text:p>31.1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lectabuzz</text:p>
          </table:table-cell>
          <table:table-cell table:style-name="ce12" office:value-type="float" office:value="1212" calcext:value-type="float">
            <text:p>1212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28" office:value-type="string" calcext:value-type="string">
            <text:p>75.6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lectabuzz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/>
          <table:table-cell table:style-name="ce13"/>
          <table:table-cell table:style-name="ce13" office:value-type="string" calcext:value-type="string">
            <text:p>12 possible</text:p>
          </table:table-cell>
          <table:table-cell table:style-name="ce13" table:number-columns-repeated="2"/>
          <table:table-cell table:style-name="ce61" office:value-type="string" calcext:value-type="string">
            <text:p>13.3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mar</text:p>
          </table:table-cell>
          <table:table-cell table:style-name="ce12" office:value-type="float" office:value="1257" calcext:value-type="float">
            <text:p>1257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34" office:value-type="string" calcext:value-type="string">
            <text:p>82.2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mar</text:p>
          </table:table-cell>
          <table:table-cell table:style-name="ce12" office:value-type="float" office:value="1243" calcext:value-type="float">
            <text:p>124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6" office:value-type="string" calcext:value-type="string">
            <text:p>73.3% to 7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insir</text:p>
          </table:table-cell>
          <table:table-cell table:style-name="ce12" office:value-type="float" office:value="1524" calcext:value-type="float">
            <text:p>1524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29" office:value-type="string" calcext:value-type="string">
            <text:p>71.1% to 7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Tauros</text:p>
          </table:table-cell>
          <table:table-cell table:style-name="ce12" office:value-type="float" office:value="1728" calcext:value-type="float">
            <text:p>1728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50" office:value-type="string" calcext:value-type="string">
            <text:p>46.7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Tauros</text:p>
          </table:table-cell>
          <table:table-cell table:style-name="ce12" office:value-type="float" office:value="1132" calcext:value-type="float">
            <text:p>1132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2" office:value-type="string" calcext:value-type="string">
            <text:p>95.6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ikarp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7" office:value-type="string" calcext:value-type="string">
            <text:p>80.0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ikarp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5" office:value-type="string" calcext:value-type="string">
            <text:p>93.3% to 97.8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ikarp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19" office:value-type="string" calcext:value-type="string">
            <text:p>84.4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Magikarp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00" calcext:value-type="float">
            <text:p>400</text:p>
          </table:table-cell>
          <table:table-cell table:style-name="ce12"/>
          <table:table-cell table:style-name="ce13"/>
          <table:table-cell table:style-name="ce13" office:value-type="string" calcext:value-type="string">
            <text:p>259 possible</text:p>
          </table:table-cell>
          <table:table-cell table:style-name="ce13" table:number-columns-repeated="2"/>
          <table:table-cell table:style-name="ce62" office:value-type="string" calcext:value-type="string">
            <text:p>22.2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Lapras</text:p>
          </table:table-cell>
          <table:table-cell table:style-name="ce12" office:value-type="float" office:value="1653" calcext:value-type="float">
            <text:p>165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29" office:value-type="string" calcext:value-type="string">
            <text:p>71.1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itto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/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43" office:value-type="string" calcext:value-type="string">
            <text:p>64.4% to 6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itto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00" calcext:value-type="float">
            <text:p>600</text:p>
          </table:table-cell>
          <table:table-cell table:style-name="ce12"/>
          <table:table-cell table:style-name="ce13"/>
          <table:table-cell table:style-name="ce13" office:value-type="string" calcext:value-type="string">
            <text:p>75 possible</text:p>
          </table:table-cell>
          <table:table-cell table:style-name="ce13" table:number-columns-repeated="2"/>
          <table:table-cell table:style-name="ce63" office:value-type="string" calcext:value-type="string">
            <text:p>6.7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itto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248 possible</text:p>
          </table:table-cell>
          <table:table-cell table:style-name="ce13" table:number-columns-repeated="2"/>
          <table:table-cell table:style-name="ce39" office:value-type="string" calcext:value-type="string">
            <text:p>57.8% to 8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/>
          <table:table-cell table:style-name="ce13"/>
          <table:table-cell table:style-name="ce13" office:value-type="string" calcext:value-type="string">
            <text:p>9 possible</text:p>
          </table:table-cell>
          <table:table-cell table:style-name="ce13" table:number-columns-repeated="2"/>
          <table:table-cell table:style-name="ce45" office:value-type="string" calcext:value-type="string">
            <text:p>62.2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6 possible</text:p>
          </table:table-cell>
          <table:table-cell table:style-name="ce13" table:number-columns-repeated="2"/>
          <table:table-cell table:style-name="ce25" office:value-type="string" calcext:value-type="string">
            <text:p>66.7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28" office:value-type="string" calcext:value-type="string">
            <text:p>75.6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28" office:value-type="string" calcext:value-type="string">
            <text:p>7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378" calcext:value-type="float">
            <text:p>37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/>
          <table:table-cell table:style-name="ce13"/>
          <table:table-cell table:style-name="ce13" office:value-type="string" calcext:value-type="string">
            <text:p>16 possible</text:p>
          </table:table-cell>
          <table:table-cell table:style-name="ce13" table:number-columns-repeated="2"/>
          <table:table-cell table:style-name="ce33" office:value-type="string" calcext:value-type="string">
            <text:p>48.9% to 84.4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19 possible</text:p>
          </table:table-cell>
          <table:table-cell table:style-name="ce13" table:number-columns-repeated="2"/>
          <table:table-cell table:style-name="ce33" office:value-type="string" calcext:value-type="string">
            <text:p>4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41 possible</text:p>
          </table:table-cell>
          <table:table-cell table:style-name="ce13" table:number-columns-repeated="2"/>
          <table:table-cell table:style-name="ce64" office:value-type="string" calcext:value-type="string">
            <text:p>1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55 possible</text:p>
          </table:table-cell>
          <table:table-cell table:style-name="ce13" table:number-columns-repeated="2"/>
          <table:table-cell table:style-name="ce65" office:value-type="string" calcext:value-type="string">
            <text:p>28.9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4 possible</text:p>
          </table:table-cell>
          <table:table-cell table:style-name="ce13" table:number-columns-repeated="2"/>
          <table:table-cell table:style-name="ce19" office:value-type="string" calcext:value-type="string">
            <text:p>84.4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Eeve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3"/>
          <table:table-cell table:style-name="ce13" office:value-type="string" calcext:value-type="string">
            <text:p>48 possible</text:p>
          </table:table-cell>
          <table:table-cell table:style-name="ce13" table:number-columns-repeated="2"/>
          <table:table-cell table:style-name="ce28" office:value-type="string" calcext:value-type="string">
            <text:p>75.6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aporeon</text:p>
          </table:table-cell>
          <table:table-cell table:style-name="ce12" office:value-type="float" office:value="1263" calcext:value-type="float">
            <text:p>1263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5 possible</text:p>
          </table:table-cell>
          <table:table-cell table:style-name="ce13" table:number-columns-repeated="2"/>
          <table:table-cell table:style-name="ce37" office:value-type="string" calcext:value-type="string">
            <text:p>68.9% to 10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aporeon</text:p>
          </table:table-cell>
          <table:table-cell table:style-name="ce12" office:value-type="float" office:value="1258" calcext:value-type="float">
            <text:p>1258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/>
          <table:table-cell table:style-name="ce13" office:value-type="float" office:value="14" calcext:value-type="float">
            <text:p>14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36" office:value-type="string" calcext:value-type="string">
            <text:p>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Vaporeon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8 possible</text:p>
          </table:table-cell>
          <table:table-cell table:style-name="ce13" table:number-columns-repeated="2"/>
          <table:table-cell table:style-name="ce48" office:value-type="string" calcext:value-type="string">
            <text:p>20.0% to 95.6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Jolteon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4 possible</text:p>
          </table:table-cell>
          <table:table-cell table:style-name="ce13" table:number-columns-repeated="2"/>
          <table:table-cell table:style-name="ce66" office:value-type="string" calcext:value-type="string">
            <text:p>4.4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Porygon</text:p>
          </table:table-cell>
          <table:table-cell table:style-name="ce12" office:value-type="float" office:value="871" calcext:value-type="float">
            <text:p>871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4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manyte</text:p>
          </table:table-cell>
          <table:table-cell table:style-name="ce12" office:value-type="float" office:value="749" calcext:value-type="float">
            <text:p>749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9" office:value-type="string" calcext:value-type="string">
            <text:p>84.4% to 86.7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manyte</text:p>
          </table:table-cell>
          <table:table-cell table:style-name="ce12" office:value-type="float" office:value="746" calcext:value-type="float">
            <text:p>7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18" office:value-type="string" calcext:value-type="string">
            <text:p>86.7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manyte</text:p>
          </table:table-cell>
          <table:table-cell table:style-name="ce12" office:value-type="float" office:value="638" calcext:value-type="float">
            <text:p>6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44" office:value-type="string" calcext:value-type="string">
            <text:p>53.3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manyte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/>
          <table:table-cell table:style-name="ce13" office:value-type="float" office:value="16" calcext:value-type="float">
            <text:p>16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Omanyte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3"/>
          <table:table-cell table:style-name="ce13" office:value-type="string" calcext:value-type="string">
            <text:p>28 possible</text:p>
          </table:table-cell>
          <table:table-cell table:style-name="ce13" table:number-columns-repeated="2"/>
          <table:table-cell table:style-name="ce51" office:value-type="string" calcext:value-type="string">
            <text:p>24.4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abuto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2 possible</text:p>
          </table:table-cell>
          <table:table-cell table:style-name="ce13" table:number-columns-repeated="2"/>
          <table:table-cell table:style-name="ce26" office:value-type="string" calcext:value-type="string">
            <text:p>91.1% to 93.3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abuto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28 possible</text:p>
          </table:table-cell>
          <table:table-cell table:style-name="ce13" table:number-columns-repeated="2"/>
          <table:table-cell table:style-name="ce33" office:value-type="string" calcext:value-type="string">
            <text:p>48.9% to 88.9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abuto</text:p>
          </table:table-cell>
          <table:table-cell table:style-name="ce12" office:value-type="float" office:value="336" calcext:value-type="float">
            <text:p>33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/>
          <table:table-cell table:style-name="ce13"/>
          <table:table-cell table:style-name="ce13" office:value-type="string" calcext:value-type="string">
            <text:p>23 possible</text:p>
          </table:table-cell>
          <table:table-cell table:style-name="ce13" table:number-columns-repeated="2"/>
          <table:table-cell table:style-name="ce51" office:value-type="string" calcext:value-type="string">
            <text:p>24.4% to 7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Kabuto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00" calcext:value-type="float">
            <text:p>400</text:p>
          </table:table-cell>
          <table:table-cell table:style-name="ce12"/>
          <table:table-cell table:style-name="ce13"/>
          <table:table-cell table:style-name="ce13" office:value-type="string" calcext:value-type="string">
            <text:p>86 possible</text:p>
          </table:table-cell>
          <table:table-cell table:style-name="ce13" table:number-columns-repeated="2"/>
          <table:table-cell table:style-name="ce67" office:value-type="string" calcext:value-type="string">
            <text:p>60.0% to 80.0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Aerodactyl</text:p>
          </table:table-cell>
          <table:table-cell table:style-name="ce12" office:value-type="float" office:value="1465" calcext:value-type="float">
            <text:p>1465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3 possible</text:p>
          </table:table-cell>
          <table:table-cell table:style-name="ce13" table:number-columns-repeated="2"/>
          <table:table-cell table:style-name="ce18" office:value-type="string" calcext:value-type="string">
            <text:p>86.7% to 91.1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Snorlax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3"/>
          <table:table-cell table:style-name="ce13" office:value-type="string" calcext:value-type="string">
            <text:p>8 possible</text:p>
          </table:table-cell>
          <table:table-cell table:style-name="ce13" table:number-columns-repeated="2"/>
          <table:table-cell table:style-name="ce61" office:value-type="string" calcext:value-type="string">
            <text:p>13.3% to 62.2%</text:p>
          </table:table-cell>
          <table:table-cell table:number-columns-repeated="1013"/>
        </table:table-row>
        <table:table-row table:style-name="ro1">
          <table:table-cell/>
          <table:table-cell table:style-name="ce12" table:content-validation-name="val1" office:value-type="string" calcext:value-type="string">
            <text:p>Dratini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3 possible</text:p>
          </table:table-cell>
          <table:table-cell table:style-name="ce13" table:number-columns-repeated="2"/>
          <table:table-cell table:style-name="ce25" office:value-type="string" calcext:value-type="string">
            <text:p>66.7% to 91.1%</text:p>
          </table:table-cell>
          <table:table-cell table:number-columns-repeated="1013"/>
        </table:table-row>
        <table:table-row table:style-name="ro1" table:number-rows-repeated="104841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</table:table>
      <table:table table:name="Sheet3" table:style-name="ta1">
        <table:table-column table:style-name="co6" table:number-columns-repeated="1024" table:default-cell-style-name="ce55"/>
        <table:table-row table:style-name="ro1">
          <table:table-cell table:style-name="ce53" office:value-type="string" calcext:value-type="string" table:number-columns-spanned="2" table:number-rows-spanned="1">
            <text:p>CP Multiplier by Level</text:p>
          </table:table-cell>
          <table:covered-table-cell/>
          <table:table-cell table:style-name="ce53" office:value-type="string" calcext:value-type="string" table:number-columns-spanned="2" table:number-rows-spanned="1">
            <office:annotation draw:style-name="gr1" draw:text-style-name="P2" svg:width="314.99pt" svg:height="28.09pt" svg:x="188.5pt" svg:y="22.71pt" draw:caption-point-x="126.2pt" draw:caption-point-y="-22.42pt">
              <dc:date>2016-10-25T00:00:00</dc:date>
              <text:p text:style-name="P1"><text:span text:style-name="T1">Level listed is the first *current* level where the pokemon's upgrade cost becomes x</text:span></text:p>
            </office:annotation>
            <text:p>Levels by Stardust</text:p>
          </table:table-cell>
          <table:covered-table-cell/>
          <table:table-cell table:style-name="ce60" office:value-type="string" calcext:value-type="string" table:number-columns-spanned="4" table:number-rows-spanned="1">
            <text:p>Base Stat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6" office:value-type="float" office:value="0.094" calcext:value-type="float">
            <text:p>0.09400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Attack</text:p>
          </table:table-cell>
          <table:table-cell table:style-name="ce59" office:value-type="string" calcext:value-type="string">
            <text:p>Defense</text:p>
          </table:table-cell>
          <table:table-cell table:style-name="ce59" office:value-type="string" calcext:value-type="string">
            <text:p>Stamina</text:p>
          </table:table-cell>
          <table:table-cell table:style-name="ce59" office:value-type="string" calcext:value-type="string">
            <text:p>Evolution</text:p>
          </table:table-cell>
          <table:table-cell table:number-columns-repeated="1015"/>
        </table:table-row>
        <table:table-row table:style-name="ro1">
          <table:table-cell table:style-name="ce54" office:value-type="float" office:value="1.5" calcext:value-type="float">
            <text:p>1.5</text:p>
          </table:table-cell>
          <table:table-cell table:style-name="ce56" office:value-type="float" office:value="0.135137431784996" calcext:value-type="float">
            <text:p>0.1351374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table:formula="of:=[.D2]+2" office:value-type="float" office:value="3" calcext:value-type="float">
            <text:p>3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formula="of:=[.E5]" office:value-type="string" office:string-value="Venusaur" calcext:value-type="string">
            <text:p>Venusaur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6" office:value-type="float" office:value="0.16639787" calcext:value-type="float">
            <text:p>0.1663979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table:formula="of:=[.D3]+2" office:value-type="float" office:value="5" calcext:value-type="float">
            <text:p>5</text:p>
          </table:table-cell>
          <table:table-cell office:value-type="string" calcext:value-type="string">
            <text:p>Ivysaur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formula="of:=[.E5]" office:value-type="string" office:string-value="Venusaur" calcext:value-type="string">
            <text:p>Venusaur</text:p>
          </table:table-cell>
          <table:table-cell table:number-columns-repeated="1015"/>
        </table:table-row>
        <table:table-row table:style-name="ro1">
          <table:table-cell table:style-name="ce54" office:value-type="float" office:value="2.5" calcext:value-type="float">
            <text:p>2.5</text:p>
          </table:table-cell>
          <table:table-cell table:style-name="ce56" office:value-type="float" office:value="0.19265091904785" calcext:value-type="float">
            <text:p>0.1926509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table:formula="of:=[.D4]+2" office:value-type="float" office:value="7" calcext:value-type="float">
            <text:p>7</text:p>
          </table:table-cell>
          <table:table-cell office:value-type="string" calcext:value-type="string">
            <text:p>Venusaur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6" office:value-type="float" office:value="0.21573247" calcext:value-type="float">
            <text:p>0.2157325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table:formula="of:=[.D5]+2" office:value-type="float" office:value="9" calcext:value-type="float">
            <text:p>9</text:p>
          </table:table-cell>
          <table:table-cell office:value-type="string" calcext:value-type="string">
            <text:p>Charmander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table:formula="of:=[.E8]" office:value-type="string" office:string-value="Charizard" calcext:value-type="string">
            <text:p>Charizard</text:p>
          </table:table-cell>
          <table:table-cell table:number-columns-repeated="1015"/>
        </table:table-row>
        <table:table-row table:style-name="ro1">
          <table:table-cell table:style-name="ce54" office:value-type="float" office:value="3.5" calcext:value-type="float">
            <text:p>3.5</text:p>
          </table:table-cell>
          <table:table-cell table:style-name="ce56" office:value-type="float" office:value="0.236572661315177" calcext:value-type="float">
            <text:p>0.2365727</text:p>
          </table:table-cell>
          <table:table-cell table:style-name="ce58" office:value-type="float" office:value="1300" calcext:value-type="float">
            <text:p>1300</text:p>
          </table:table-cell>
          <table:table-cell table:style-name="ce58" table:formula="of:=[.D6]+2" office:value-type="float" office:value="11" calcext:value-type="float">
            <text:p>11</text:p>
          </table:table-cell>
          <table:table-cell office:value-type="string" calcext:value-type="string">
            <text:p>Charmeleon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table:formula="of:=[.E8]" office:value-type="string" office:string-value="Charizard" calcext:value-type="string">
            <text:p>Charizard</text:p>
          </table:table-cell>
          <table:table-cell table:number-columns-repeated="101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6" office:value-type="float" office:value="0.25572005" calcext:value-type="float">
            <text:p>0.2557201</text:p>
          </table:table-cell>
          <table:table-cell table:style-name="ce58" office:value-type="float" office:value="1600" calcext:value-type="float">
            <text:p>1600</text:p>
          </table:table-cell>
          <table:table-cell table:style-name="ce58" table:formula="of:=[.D7]+2" office:value-type="float" office:value="13" calcext:value-type="float">
            <text:p>13</text:p>
          </table:table-cell>
          <table:table-cell office:value-type="string" calcext:value-type="string">
            <text:p>Charizard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54" office:value-type="float" office:value="4.5" calcext:value-type="float">
            <text:p>4.5</text:p>
          </table:table-cell>
          <table:table-cell table:style-name="ce56" office:value-type="float" office:value="0.27353038120371" calcext:value-type="float">
            <text:p>0.2735304</text:p>
          </table:table-cell>
          <table:table-cell table:style-name="ce58" office:value-type="float" office:value="1900" calcext:value-type="float">
            <text:p>1900</text:p>
          </table:table-cell>
          <table:table-cell table:style-name="ce58" table:formula="of:=[.D8]+2" office:value-type="float" office:value="15" calcext:value-type="float">
            <text:p>15</text:p>
          </table:table-cell>
          <table:table-cell office:value-type="string" calcext:value-type="string">
            <text:p>Squirtle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table:formula="of:=[.E11]" office:value-type="string" office:string-value="Blastoise" calcext:value-type="string">
            <text:p>Blastoise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6" office:value-type="float" office:value="0.29024988" calcext:value-type="float">
            <text:p>0.2902499</text:p>
          </table:table-cell>
          <table:table-cell table:style-name="ce58" office:value-type="float" office:value="2200" calcext:value-type="float">
            <text:p>2200</text:p>
          </table:table-cell>
          <table:table-cell table:style-name="ce58" table:formula="of:=[.D9]+2" office:value-type="float" office:value="17" calcext:value-type="float">
            <text:p>17</text:p>
          </table:table-cell>
          <table:table-cell office:value-type="string" calcext:value-type="string">
            <text:p>Wartortle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table:formula="of:=[.E11]" office:value-type="string" office:string-value="Blastoise" calcext:value-type="string">
            <text:p>Blastoise</text:p>
          </table:table-cell>
          <table:table-cell table:number-columns-repeated="1015"/>
        </table:table-row>
        <table:table-row table:style-name="ro1">
          <table:table-cell table:style-name="ce54" office:value-type="float" office:value="5.5" calcext:value-type="float">
            <text:p>5.5</text:p>
          </table:table-cell>
          <table:table-cell table:style-name="ce56" office:value-type="float" office:value="0.306057377479222" calcext:value-type="float">
            <text:p>0.3060574</text:p>
          </table:table-cell>
          <table:table-cell table:style-name="ce58" office:value-type="float" office:value="2500" calcext:value-type="float">
            <text:p>2500</text:p>
          </table:table-cell>
          <table:table-cell table:style-name="ce58" table:formula="of:=[.D10]+2" office:value-type="float" office:value="19" calcext:value-type="float">
            <text:p>19</text:p>
          </table:table-cell>
          <table:table-cell office:value-type="string" calcext:value-type="string">
            <text:p>Blastoise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7" office:value-type="float" office:value="0.3210876" calcext:value-type="float">
            <text:p>0.3210876</text:p>
          </table:table-cell>
          <table:table-cell table:style-name="ce58" office:value-type="float" office:value="3000" calcext:value-type="float">
            <text:p>3000</text:p>
          </table:table-cell>
          <table:table-cell table:style-name="ce58" table:formula="of:=[.D11]+2" office:value-type="float" office:value="21" calcext:value-type="float">
            <text:p>21</text:p>
          </table:table-cell>
          <table:table-cell office:value-type="string" calcext:value-type="string">
            <text:p>Caterpie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[.E14]" office:value-type="string" office:string-value="Butterfree" calcext:value-type="string">
            <text:p>Butterfree</text:p>
          </table:table-cell>
          <table:table-cell table:number-columns-repeated="1015"/>
        </table:table-row>
        <table:table-row table:style-name="ro1">
          <table:table-cell table:style-name="ce54" office:value-type="float" office:value="6.5" calcext:value-type="float">
            <text:p>6.5</text:p>
          </table:table-cell>
          <table:table-cell table:style-name="ce56" office:value-type="float" office:value="0.335445036247676" calcext:value-type="float">
            <text:p>0.3354450</text:p>
          </table:table-cell>
          <table:table-cell table:style-name="ce58" office:value-type="float" office:value="3500" calcext:value-type="float">
            <text:p>3500</text:p>
          </table:table-cell>
          <table:table-cell table:style-name="ce58" table:formula="of:=[.D12]+2" office:value-type="float" office:value="23" calcext:value-type="float">
            <text:p>23</text:p>
          </table:table-cell>
          <table:table-cell office:value-type="string" calcext:value-type="string">
            <text:p>Metapod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[.E14]" office:value-type="string" office:string-value="Butterfree" calcext:value-type="string">
            <text:p>Butterfree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7" office:value-type="float" office:value="0.34921268" calcext:value-type="float">
            <text:p>0.3492127</text:p>
          </table:table-cell>
          <table:table-cell table:style-name="ce58" office:value-type="float" office:value="4000" calcext:value-type="float">
            <text:p>4000</text:p>
          </table:table-cell>
          <table:table-cell table:style-name="ce58" table:formula="of:=[.D13]+2" office:value-type="float" office:value="25" calcext:value-type="float">
            <text:p>25</text:p>
          </table:table-cell>
          <table:table-cell office:value-type="string" calcext:value-type="string">
            <text:p>Butterfre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54" office:value-type="float" office:value="7.5" calcext:value-type="float">
            <text:p>7.5</text:p>
          </table:table-cell>
          <table:table-cell table:style-name="ce56" office:value-type="float" office:value="0.36245775111346" calcext:value-type="float">
            <text:p>0.3624578</text:p>
          </table:table-cell>
          <table:table-cell table:style-name="ce58" office:value-type="float" office:value="4500" calcext:value-type="float">
            <text:p>4500</text:p>
          </table:table-cell>
          <table:table-cell table:style-name="ce58" table:formula="of:=[.D14]+2" office:value-type="float" office:value="27" calcext:value-type="float">
            <text:p>27</text:p>
          </table:table-cell>
          <table:table-cell office:value-type="string" calcext:value-type="string">
            <text:p>Weedle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formula="of:=[.E17]" office:value-type="string" office:string-value="Beedrill" calcext:value-type="string">
            <text:p>Beedrill</text:p>
          </table:table-cell>
          <table:table-cell table:number-columns-repeated="1015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7" office:value-type="float" office:value="0.37523559" calcext:value-type="float">
            <text:p>0.3752356</text:p>
          </table:table-cell>
          <table:table-cell table:style-name="ce58" office:value-type="float" office:value="5000" calcext:value-type="float">
            <text:p>5000</text:p>
          </table:table-cell>
          <table:table-cell table:style-name="ce58" table:formula="of:=[.D15]+2" office:value-type="float" office:value="29" calcext:value-type="float">
            <text:p>29</text:p>
          </table:table-cell>
          <table:table-cell office:value-type="string" calcext:value-type="string">
            <text:p>Kakuna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formula="of:=[.E17]" office:value-type="string" office:string-value="Beedrill" calcext:value-type="string">
            <text:p>Beedrill</text:p>
          </table:table-cell>
          <table:table-cell table:number-columns-repeated="1015"/>
        </table:table-row>
        <table:table-row table:style-name="ro1">
          <table:table-cell table:style-name="ce54" office:value-type="float" office:value="8.5" calcext:value-type="float">
            <text:p>8.5</text:p>
          </table:table-cell>
          <table:table-cell table:style-name="ce56" office:value-type="float" office:value="0.387592406365363" calcext:value-type="float">
            <text:p>0.3875924</text:p>
          </table:table-cell>
          <table:table-cell table:style-name="ce58" office:value-type="float" office:value="6000" calcext:value-type="float">
            <text:p>6000</text:p>
          </table:table-cell>
          <table:table-cell table:style-name="ce58" table:formula="of:=[.D16]+2" office:value-type="float" office:value="31" calcext:value-type="float">
            <text:p>31</text:p>
          </table:table-cell>
          <table:table-cell office:value-type="string" calcext:value-type="string">
            <text:p>Beedrill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7" office:value-type="float" office:value="0.39956728" calcext:value-type="float">
            <text:p>0.3995673</text:p>
          </table:table-cell>
          <table:table-cell table:style-name="ce58" office:value-type="float" office:value="7000" calcext:value-type="float">
            <text:p>7000</text:p>
          </table:table-cell>
          <table:table-cell table:style-name="ce58" table:formula="of:=[.D17]+2" office:value-type="float" office:value="33" calcext:value-type="float">
            <text:p>33</text:p>
          </table:table-cell>
          <table:table-cell office:value-type="string" calcext:value-type="string">
            <text:p>Pidgey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[.E20]" office:value-type="string" office:string-value="Pidgeot" calcext:value-type="string">
            <text:p>Pidgeot</text:p>
          </table:table-cell>
          <table:table-cell table:number-columns-repeated="1015"/>
        </table:table-row>
        <table:table-row table:style-name="ro1">
          <table:table-cell table:style-name="ce54" office:value-type="float" office:value="9.5" calcext:value-type="float">
            <text:p>9.5</text:p>
          </table:table-cell>
          <table:table-cell table:style-name="ce56" office:value-type="float" office:value="0.411193551403768" calcext:value-type="float">
            <text:p>0.4111936</text:p>
          </table:table-cell>
          <table:table-cell table:style-name="ce58" office:value-type="float" office:value="8000" calcext:value-type="float">
            <text:p>8000</text:p>
          </table:table-cell>
          <table:table-cell table:style-name="ce58" table:formula="of:=[.D18]+2" office:value-type="float" office:value="35" calcext:value-type="float">
            <text:p>35</text:p>
          </table:table-cell>
          <table:table-cell office:value-type="string" calcext:value-type="string">
            <text:p>Pidgeotto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formula="of:=[.E20]" office:value-type="string" office:string-value="Pidgeot" calcext:value-type="string">
            <text:p>Pidgeot</text:p>
          </table:table-cell>
          <table:table-cell table:number-columns-repeated="1015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7" office:value-type="float" office:value="0.42250001" calcext:value-type="float">
            <text:p>0.4225000</text:p>
          </table:table-cell>
          <table:table-cell table:style-name="ce58" office:value-type="float" office:value="9000" calcext:value-type="float">
            <text:p>9000</text:p>
          </table:table-cell>
          <table:table-cell table:style-name="ce58" table:formula="of:=[.D19]+2" office:value-type="float" office:value="37" calcext:value-type="float">
            <text:p>37</text:p>
          </table:table-cell>
          <table:table-cell office:value-type="string" calcext:value-type="string">
            <text:p>Pidgeot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54" office:value-type="float" office:value="10.5" calcext:value-type="float">
            <text:p>10.5</text:p>
          </table:table-cell>
          <table:table-cell table:style-name="ce56" office:value-type="float" office:value="0.433511688330828" calcext:value-type="float">
            <text:p>0.4335117</text:p>
          </table:table-cell>
          <table:table-cell table:style-name="ce58" office:value-type="float" office:value="10000" calcext:value-type="float">
            <text:p>10000</text:p>
          </table:table-cell>
          <table:table-cell table:style-name="ce58" table:formula="of:=[.D20]+2" office:value-type="float" office:value="39" calcext:value-type="float">
            <text:p>39</text:p>
          </table:table-cell>
          <table:table-cell office:value-type="string" calcext:value-type="string">
            <text:p>Rattata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E22]" office:value-type="string" office:string-value="Raticate" calcext:value-type="string">
            <text:p>Raticate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7" office:value-type="float" office:value="0.44310755" calcext:value-type="float">
            <text:p>0.4431076</text:p>
          </table:table-cell>
          <table:table-cell table:style-name="ce59"/>
          <table:table-cell table:style-name="ce58"/>
          <table:table-cell office:value-type="string" calcext:value-type="string">
            <text:p>Raticate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54" office:value-type="float" office:value="11.5" calcext:value-type="float">
            <text:p>11.5</text:p>
          </table:table-cell>
          <table:table-cell table:style-name="ce56" office:value-type="float" office:value="0.453059959102438" calcext:value-type="float">
            <text:p>0.4530600</text:p>
          </table:table-cell>
          <table:table-cell table:style-name="ce59"/>
          <table:table-cell table:style-name="ce58"/>
          <table:table-cell office:value-type="string" calcext:value-type="string">
            <text:p>Spearow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formula="of:=[.E24]" office:value-type="string" office:string-value="Fearow" calcext:value-type="string">
            <text:p>Fearow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7" office:value-type="float" office:value="0.46279839" calcext:value-type="float">
            <text:p>0.4627984</text:p>
          </table:table-cell>
          <table:table-cell table:style-name="ce59"/>
          <table:table-cell table:style-name="ce58"/>
          <table:table-cell office:value-type="string" calcext:value-type="string">
            <text:p>Fearow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54" office:value-type="float" office:value="12.5" calcext:value-type="float">
            <text:p>12.5</text:p>
          </table:table-cell>
          <table:table-cell table:style-name="ce56" office:value-type="float" office:value="0.472336083166946" calcext:value-type="float">
            <text:p>0.4723361</text:p>
          </table:table-cell>
          <table:table-cell table:style-name="ce59"/>
          <table:table-cell table:style-name="ce58"/>
          <table:table-cell office:value-type="string" calcext:value-type="string">
            <text:p>Ekan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formula="of:=[.E26]" office:value-type="string" office:string-value="Arbok" calcext:value-type="string">
            <text:p>Arbok</text:p>
          </table:table-cell>
          <table:table-cell table:number-columns-repeated="1015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7" office:value-type="float" office:value="0.48168495" calcext:value-type="float">
            <text:p>0.4816850</text:p>
          </table:table-cell>
          <table:table-cell table:style-name="ce59"/>
          <table:table-cell table:style-name="ce58"/>
          <table:table-cell office:value-type="string" calcext:value-type="string">
            <text:p>Arbok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54" office:value-type="float" office:value="13.5" calcext:value-type="float">
            <text:p>13.5</text:p>
          </table:table-cell>
          <table:table-cell table:style-name="ce56" office:value-type="float" office:value="0.490855800344055" calcext:value-type="float">
            <text:p>0.4908558</text:p>
          </table:table-cell>
          <table:table-cell table:style-name="ce59"/>
          <table:table-cell table:style-name="ce58"/>
          <table:table-cell office:value-type="string" calcext:value-type="string">
            <text:p>Pikachu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[.E28]" office:value-type="string" office:string-value="Raichu" calcext:value-type="string">
            <text:p>Raichu</text:p>
          </table:table-cell>
          <table:table-cell table:number-columns-repeated="1015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7" office:value-type="float" office:value="0.49985844" calcext:value-type="float">
            <text:p>0.4998584</text:p>
          </table:table-cell>
          <table:table-cell table:number-columns-repeated="2"/>
          <table:table-cell office:value-type="string" calcext:value-type="string">
            <text:p>Raichu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54" office:value-type="float" office:value="14.5" calcext:value-type="float">
            <text:p>14.5</text:p>
          </table:table-cell>
          <table:table-cell table:style-name="ce56" office:value-type="float" office:value="0.508701765000018" calcext:value-type="float">
            <text:p>0.5087018</text:p>
          </table:table-cell>
          <table:table-cell table:style-name="ce59" table:number-columns-repeated="2"/>
          <table:table-cell office:value-type="string" calcext:value-type="string">
            <text:p>Sandshrew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E30]" office:value-type="string" office:string-value="Sandslash" calcext:value-type="string">
            <text:p>Sandslash</text:p>
          </table:table-cell>
          <table:table-cell table:number-columns-repeated="1015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7" office:value-type="float" office:value="0.51739395" calcext:value-type="float">
            <text:p>0.5173940</text:p>
          </table:table-cell>
          <table:table-cell table:style-name="ce59" table:number-columns-repeated="2"/>
          <table:table-cell office:value-type="string" calcext:value-type="string">
            <text:p>Sandslash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54" office:value-type="float" office:value="15.5" calcext:value-type="float">
            <text:p>15.5</text:p>
          </table:table-cell>
          <table:table-cell table:style-name="ce56" office:value-type="float" office:value="0.52594251127999" calcext:value-type="float">
            <text:p>0.5259425</text:p>
          </table:table-cell>
          <table:table-cell table:style-name="ce59" table:number-columns-repeated="2"/>
          <table:table-cell office:value-type="string" calcext:value-type="string">
            <text:p>Nidoran♀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formula="of:=[.E33]" office:value-type="string" office:string-value="Nidoqueen" calcext:value-type="string">
            <text:p>Nidoqueen</text:p>
          </table:table-cell>
          <table:table-cell table:number-columns-repeated="1015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6" office:value-type="float" office:value="0.53435433" calcext:value-type="float">
            <text:p>0.5343543</text:p>
          </table:table-cell>
          <table:table-cell table:style-name="ce59" table:number-columns-repeated="2"/>
          <table:table-cell office:value-type="string" calcext:value-type="string">
            <text:p>Nidorina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formula="of:=[.E33]" office:value-type="string" office:string-value="Nidoqueen" calcext:value-type="string">
            <text:p>Nidoqueen</text:p>
          </table:table-cell>
          <table:table-cell table:number-columns-repeated="1015"/>
        </table:table-row>
        <table:table-row table:style-name="ro1">
          <table:table-cell table:style-name="ce54" office:value-type="float" office:value="16.5" calcext:value-type="float">
            <text:p>16.5</text:p>
          </table:table-cell>
          <table:table-cell table:style-name="ce56" office:value-type="float" office:value="0.542635767034066" calcext:value-type="float">
            <text:p>0.5426358</text:p>
          </table:table-cell>
          <table:table-cell table:style-name="ce59" table:number-columns-repeated="2"/>
          <table:table-cell office:value-type="string" calcext:value-type="string">
            <text:p>Nidoqueen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6" office:value-type="float" office:value="0.55079269" calcext:value-type="float">
            <text:p>0.5507927</text:p>
          </table:table-cell>
          <table:table-cell table:style-name="ce59" table:number-columns-repeated="2"/>
          <table:table-cell office:value-type="string" calcext:value-type="string">
            <text:p>Nidoran♂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[.E36]" office:value-type="string" office:string-value="Nidoking" calcext:value-type="string">
            <text:p>Nidoking</text:p>
          </table:table-cell>
          <table:table-cell table:number-columns-repeated="1015"/>
        </table:table-row>
        <table:table-row table:style-name="ro1">
          <table:table-cell table:style-name="ce54" office:value-type="float" office:value="17.5" calcext:value-type="float">
            <text:p>17.5</text:p>
          </table:table-cell>
          <table:table-cell table:style-name="ce56" office:value-type="float" office:value="0.558830576321962" calcext:value-type="float">
            <text:p>0.5588306</text:p>
          </table:table-cell>
          <table:table-cell table:style-name="ce59" table:number-columns-repeated="2"/>
          <table:table-cell office:value-type="string" calcext:value-type="string">
            <text:p>Nidorino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[.E36]" office:value-type="string" office:string-value="Nidoking" calcext:value-type="string">
            <text:p>Nidoking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7" office:value-type="float" office:value="0.56675452" calcext:value-type="float">
            <text:p>0.5667545</text:p>
          </table:table-cell>
          <table:table-cell table:style-name="ce59" table:number-columns-repeated="2"/>
          <table:table-cell office:value-type="string" calcext:value-type="string">
            <text:p>Nidoking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54" office:value-type="float" office:value="18.5" calcext:value-type="float">
            <text:p>18.5</text:p>
          </table:table-cell>
          <table:table-cell table:style-name="ce56" office:value-type="float" office:value="0.574569153031496" calcext:value-type="float">
            <text:p>0.5745692</text:p>
          </table:table-cell>
          <table:table-cell table:style-name="ce59" table:number-columns-repeated="2"/>
          <table:table-cell office:value-type="string" calcext:value-type="string">
            <text:p>Clefairy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formula="of:=[.E38]" office:value-type="string" office:string-value="Clefable" calcext:value-type="string">
            <text:p>Clefable</text:p>
          </table:table-cell>
          <table:table-cell table:number-columns-repeated="1015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7" office:value-type="float" office:value="0.58227891" calcext:value-type="float">
            <text:p>0.5822789</text:p>
          </table:table-cell>
          <table:table-cell table:style-name="ce59" table:number-columns-repeated="2"/>
          <table:table-cell office:value-type="string" calcext:value-type="string">
            <text:p>Clefabl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style-name="ce54" office:value-type="float" office:value="19.5" calcext:value-type="float">
            <text:p>19.5</text:p>
          </table:table-cell>
          <table:table-cell table:style-name="ce56" office:value-type="float" office:value="0.589887917070428" calcext:value-type="float">
            <text:p>0.5898879</text:p>
          </table:table-cell>
          <table:table-cell table:style-name="ce59" table:number-columns-repeated="2"/>
          <table:table-cell office:value-type="string" calcext:value-type="string">
            <text:p>Vulpix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formula="of:=[.E40]" office:value-type="string" office:string-value="Ninetales" calcext:value-type="string">
            <text:p>Ninetales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7" office:value-type="float" office:value="0.59740001" calcext:value-type="float">
            <text:p>0.5974000</text:p>
          </table:table-cell>
          <table:table-cell table:style-name="ce59" table:number-columns-repeated="2"/>
          <table:table-cell office:value-type="string" calcext:value-type="string">
            <text:p>Ninetales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54" office:value-type="float" office:value="20.5" calcext:value-type="float">
            <text:p>20.5</text:p>
          </table:table-cell>
          <table:table-cell table:style-name="ce56" office:value-type="float" office:value="0.604818813879744" calcext:value-type="float">
            <text:p>0.6048188</text:p>
          </table:table-cell>
          <table:table-cell table:style-name="ce59" table:number-columns-repeated="2"/>
          <table:table-cell office:value-type="string" calcext:value-type="string">
            <text:p>Jigglypuff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230" calcext:value-type="float">
            <text:p>230</text:p>
          </table:table-cell>
          <table:table-cell table:formula="of:=[.E42]" office:value-type="string" office:string-value="Wigglytuff" calcext:value-type="string">
            <text:p>Wigglytuff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7" office:value-type="float" office:value="0.61215729" calcext:value-type="float">
            <text:p>0.6121573</text:p>
          </table:table-cell>
          <table:table-cell table:number-columns-repeated="2"/>
          <table:table-cell office:value-type="string" calcext:value-type="string">
            <text:p>Wigglytuff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style-name="ce54" office:value-type="float" office:value="21.5" calcext:value-type="float">
            <text:p>21.5</text:p>
          </table:table-cell>
          <table:table-cell table:style-name="ce56" office:value-type="float" office:value="0.619404111709588" calcext:value-type="float">
            <text:p>0.6194041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[.E44]" office:value-type="string" office:string-value="Golbat" calcext:value-type="string">
            <text:p>Golbat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7" office:value-type="float" office:value="0.62656713" calcext:value-type="float">
            <text:p>0.6265671</text:p>
          </table:table-cell>
          <table:table-cell table:number-columns-repeated="2"/>
          <table:table-cell office:value-type="string" calcext:value-type="string">
            <text:p>Golbat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54" office:value-type="float" office:value="22.5" calcext:value-type="float">
            <text:p>22.5</text:p>
          </table:table-cell>
          <table:table-cell table:style-name="ce56" office:value-type="float" office:value="0.633649172885941" calcext:value-type="float">
            <text:p>0.6336492</text:p>
          </table:table-cell>
          <table:table-cell table:number-columns-repeated="2"/>
          <table:table-cell office:value-type="string" calcext:value-type="string">
            <text:p>Oddish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formula="of:=[.E47]" office:value-type="string" office:string-value="Vileplume" calcext:value-type="string">
            <text:p>Vileplume</text:p>
          </table:table-cell>
          <table:table-cell table:number-columns-repeated="1015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7" office:value-type="float" office:value="0.64065295" calcext:value-type="float">
            <text:p>0.6406530</text:p>
          </table:table-cell>
          <table:table-cell table:number-columns-repeated="2"/>
          <table:table-cell office:value-type="string" calcext:value-type="string">
            <text:p>Gloom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table:formula="of:=[.E47]" office:value-type="string" office:string-value="Vileplume" calcext:value-type="string">
            <text:p>Vileplume</text:p>
          </table:table-cell>
          <table:table-cell table:number-columns-repeated="1015"/>
        </table:table-row>
        <table:table-row table:style-name="ro1">
          <table:table-cell table:style-name="ce54" office:value-type="float" office:value="23.5" calcext:value-type="float">
            <text:p>23.5</text:p>
          </table:table-cell>
          <table:table-cell table:style-name="ce56" office:value-type="float" office:value="0.64758096655654" calcext:value-type="float">
            <text:p>0.6475810</text:p>
          </table:table-cell>
          <table:table-cell table:number-columns-repeated="2"/>
          <table:table-cell office:value-type="string" calcext:value-type="string">
            <text:p>Vileplume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7" office:value-type="float" office:value="0.65443563" calcext:value-type="float">
            <text:p>0.6544356</text:p>
          </table:table-cell>
          <table:table-cell table:number-columns-repeated="2"/>
          <table:table-cell office:value-type="string" calcext:value-type="string">
            <text:p>Paras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[.E49]" office:value-type="string" office:string-value="Parasect" calcext:value-type="string">
            <text:p>Parasect</text:p>
          </table:table-cell>
          <table:table-cell table:number-columns-repeated="1015"/>
        </table:table-row>
        <table:table-row table:style-name="ro1">
          <table:table-cell table:style-name="ce54" office:value-type="float" office:value="24.5" calcext:value-type="float">
            <text:p>24.5</text:p>
          </table:table-cell>
          <table:table-cell table:style-name="ce56" office:value-type="float" office:value="0.661219252378587" calcext:value-type="float">
            <text:p>0.6612193</text:p>
          </table:table-cell>
          <table:table-cell table:number-columns-repeated="2"/>
          <table:table-cell office:value-type="string" calcext:value-type="string">
            <text:p>Parasect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7" office:value-type="float" office:value="0.667934" calcext:value-type="float">
            <text:p>0.6679340</text:p>
          </table:table-cell>
          <table:table-cell table:number-columns-repeated="2"/>
          <table:table-cell office:value-type="string" calcext:value-type="string">
            <text:p>Venonat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formula="of:=[.E51]" office:value-type="string" office:string-value="Venomoth" calcext:value-type="string">
            <text:p>Venomoth</text:p>
          </table:table-cell>
          <table:table-cell table:number-columns-repeated="1015"/>
        </table:table-row>
        <table:table-row table:style-name="ro1">
          <table:table-cell table:style-name="ce54" office:value-type="float" office:value="25.5" calcext:value-type="float">
            <text:p>25.5</text:p>
          </table:table-cell>
          <table:table-cell table:style-name="ce56" office:value-type="float" office:value="0.674581895887075" calcext:value-type="float">
            <text:p>0.6745819</text:p>
          </table:table-cell>
          <table:table-cell table:number-columns-repeated="2"/>
          <table:table-cell office:value-type="string" calcext:value-type="string">
            <text:p>Venomoth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7" office:value-type="float" office:value="0.68116492" calcext:value-type="float">
            <text:p>0.6811649</text:p>
          </table:table-cell>
          <table:table-cell table:number-columns-repeated="2"/>
          <table:table-cell office:value-type="string" calcext:value-type="string">
            <text:p>Diglett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[.E53]" office:value-type="string" office:string-value="Dugtrio" calcext:value-type="string">
            <text:p>Dugtrio</text:p>
          </table:table-cell>
          <table:table-cell table:number-columns-repeated="1015"/>
        </table:table-row>
        <table:table-row table:style-name="ro1">
          <table:table-cell table:style-name="ce54" office:value-type="float" office:value="26.5" calcext:value-type="float">
            <text:p>26.5</text:p>
          </table:table-cell>
          <table:table-cell table:style-name="ce56" office:value-type="float" office:value="0.687684923595978" calcext:value-type="float">
            <text:p>0.6876849</text:p>
          </table:table-cell>
          <table:table-cell table:number-columns-repeated="2"/>
          <table:table-cell office:value-type="string" calcext:value-type="string">
            <text:p>Dugtrio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7" office:value-type="float" office:value="0.69414365" calcext:value-type="float">
            <text:p>0.6941437</text:p>
          </table:table-cell>
          <table:table-cell table:number-columns-repeated="2"/>
          <table:table-cell office:value-type="string" calcext:value-type="string">
            <text:p>Meowth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formula="of:=[.E55]" office:value-type="string" office:string-value="Persian" calcext:value-type="string">
            <text:p>Persian</text:p>
          </table:table-cell>
          <table:table-cell table:number-columns-repeated="1015"/>
        </table:table-row>
        <table:table-row table:style-name="ro1">
          <table:table-cell table:style-name="ce54" office:value-type="float" office:value="27.5" calcext:value-type="float">
            <text:p>27.5</text:p>
          </table:table-cell>
          <table:table-cell table:style-name="ce56" office:value-type="float" office:value="0.700542870021473" calcext:value-type="float">
            <text:p>0.7005429</text:p>
          </table:table-cell>
          <table:table-cell table:number-columns-repeated="2"/>
          <table:table-cell office:value-type="string" calcext:value-type="string">
            <text:p>Persian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7" office:value-type="float" office:value="0.70688421" calcext:value-type="float">
            <text:p>0.7068842</text:p>
          </table:table-cell>
          <table:table-cell table:number-columns-repeated="2"/>
          <table:table-cell office:value-type="string" calcext:value-type="string">
            <text:p>Psyduck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formula="of:=[.E57]" office:value-type="string" office:string-value="Golduck" calcext:value-type="string">
            <text:p>Golduck</text:p>
          </table:table-cell>
          <table:table-cell table:number-columns-repeated="1015"/>
        </table:table-row>
        <table:table-row table:style-name="ro1">
          <table:table-cell table:style-name="ce54" office:value-type="float" office:value="28.5" calcext:value-type="float">
            <text:p>28.5</text:p>
          </table:table-cell>
          <table:table-cell table:style-name="ce56" office:value-type="float" office:value="0.713169118968232" calcext:value-type="float">
            <text:p>0.7131691</text:p>
          </table:table-cell>
          <table:table-cell table:number-columns-repeated="2"/>
          <table:table-cell office:value-type="string" calcext:value-type="string">
            <text:p>Golduck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7" office:value-type="float" office:value="0.71939909" calcext:value-type="float">
            <text:p>0.7193991</text:p>
          </table:table-cell>
          <table:table-cell table:number-columns-repeated="2"/>
          <table:table-cell office:value-type="string" calcext:value-type="string">
            <text:p>Mankey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formula="of:=[.E59]" office:value-type="string" office:string-value="Primeape" calcext:value-type="string">
            <text:p>Primeape</text:p>
          </table:table-cell>
          <table:table-cell table:number-columns-repeated="1015"/>
        </table:table-row>
        <table:table-row table:style-name="ro1">
          <table:table-cell table:style-name="ce54" office:value-type="float" office:value="29.5" calcext:value-type="float">
            <text:p>29.5</text:p>
          </table:table-cell>
          <table:table-cell table:style-name="ce56" office:value-type="float" office:value="0.725575603638538" calcext:value-type="float">
            <text:p>0.7255756</text:p>
          </table:table-cell>
          <table:table-cell table:number-columns-repeated="2"/>
          <table:table-cell office:value-type="string" calcext:value-type="string">
            <text:p>Primeape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7" office:value-type="float" office:value="0.7317" calcext:value-type="float">
            <text:p>0.7317000</text:p>
          </table:table-cell>
          <table:table-cell table:number-columns-repeated="2"/>
          <table:table-cell office:value-type="string" calcext:value-type="string">
            <text:p>Growlith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[.E61]" office:value-type="string" office:string-value="Arcanine" calcext:value-type="string">
            <text:p>Arcanine</text:p>
          </table:table-cell>
          <table:table-cell table:number-columns-repeated="1015"/>
        </table:table-row>
        <table:table-row table:style-name="ro1">
          <table:table-cell table:style-name="ce54" office:value-type="float" office:value="30.5" calcext:value-type="float">
            <text:p>30.5</text:p>
          </table:table-cell>
          <table:table-cell table:style-name="ce56" office:value-type="float" office:value="0.737773539714322" calcext:value-type="float">
            <text:p>0.7377735</text:p>
          </table:table-cell>
          <table:table-cell table:number-columns-repeated="2"/>
          <table:table-cell office:value-type="string" calcext:value-type="string">
            <text:p>Arcanine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7" office:value-type="float" office:value="0.73776948" calcext:value-type="float">
            <text:p>0.7377695</text:p>
          </table:table-cell>
          <table:table-cell table:number-columns-repeated="2"/>
          <table:table-cell office:value-type="string" calcext:value-type="string">
            <text:p>Poliwag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E64]" office:value-type="string" office:string-value="Poliwrath" calcext:value-type="string">
            <text:p>Poliwrath</text:p>
          </table:table-cell>
          <table:table-cell table:number-columns-repeated="1015"/>
        </table:table-row>
        <table:table-row table:style-name="ro1">
          <table:table-cell table:style-name="ce54" office:value-type="float" office:value="31.5" calcext:value-type="float">
            <text:p>31.5</text:p>
          </table:table-cell>
          <table:table-cell table:style-name="ce56" office:value-type="float" office:value="0.740785573840211" calcext:value-type="float">
            <text:p>0.7407856</text:p>
          </table:table-cell>
          <table:table-cell table:number-columns-repeated="2"/>
          <table:table-cell office:value-type="string" calcext:value-type="string">
            <text:p>Poliwhirl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table:formula="of:=[.E64]" office:value-type="string" office:string-value="Poliwrath" calcext:value-type="string">
            <text:p>Poliwrath</text:p>
          </table:table-cell>
          <table:table-cell table:number-columns-repeated="1015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7" office:value-type="float" office:value="0.74378943" calcext:value-type="float">
            <text:p>0.7437894</text:p>
          </table:table-cell>
          <table:table-cell table:number-columns-repeated="2"/>
          <table:table-cell office:value-type="string" calcext:value-type="string">
            <text:p>Poliwrath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54" office:value-type="float" office:value="32.5" calcext:value-type="float">
            <text:p>32.5</text:p>
          </table:table-cell>
          <table:table-cell table:style-name="ce56" office:value-type="float" office:value="0.746781210911218" calcext:value-type="float">
            <text:p>0.7467812</text:p>
          </table:table-cell>
          <table:table-cell table:number-columns-repeated="2"/>
          <table:table-cell office:value-type="string" calcext:value-type="string">
            <text:p>Abra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E67]" office:value-type="string" office:string-value="Alakazam" calcext:value-type="string">
            <text:p>Alakazam</text:p>
          </table:table-cell>
          <table:table-cell table:number-columns-repeated="1015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7" office:value-type="float" office:value="0.74976104" calcext:value-type="float">
            <text:p>0.7497610</text:p>
          </table:table-cell>
          <table:table-cell table:number-columns-repeated="2"/>
          <table:table-cell office:value-type="string" calcext:value-type="string">
            <text:p>Kadabra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formula="of:=[.E67]" office:value-type="string" office:string-value="Alakazam" calcext:value-type="string">
            <text:p>Alakazam</text:p>
          </table:table-cell>
          <table:table-cell table:number-columns-repeated="1015"/>
        </table:table-row>
        <table:table-row table:style-name="ro1">
          <table:table-cell table:style-name="ce54" office:value-type="float" office:value="33.5" calcext:value-type="float">
            <text:p>33.5</text:p>
          </table:table-cell>
          <table:table-cell table:style-name="ce56" office:value-type="float" office:value="0.752729086652151" calcext:value-type="float">
            <text:p>0.7527291</text:p>
          </table:table-cell>
          <table:table-cell table:number-columns-repeated="2"/>
          <table:table-cell office:value-type="string" calcext:value-type="string">
            <text:p>Alakazam</text:p>
          </table:table-cell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7" office:value-type="float" office:value="0.75568551" calcext:value-type="float">
            <text:p>0.7556855</text:p>
          </table:table-cell>
          <table:table-cell table:number-columns-repeated="2"/>
          <table:table-cell office:value-type="string" calcext:value-type="string">
            <text:p>Machop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table:formula="of:=[.E70]" office:value-type="string" office:string-value="Machamp" calcext:value-type="string">
            <text:p>Machamp</text:p>
          </table:table-cell>
          <table:table-cell table:number-columns-repeated="1015"/>
        </table:table-row>
        <table:table-row table:style-name="ro1">
          <table:table-cell table:style-name="ce54" office:value-type="float" office:value="34.5" calcext:value-type="float">
            <text:p>34.5</text:p>
          </table:table-cell>
          <table:table-cell table:style-name="ce56" office:value-type="float" office:value="0.758630378256935" calcext:value-type="float">
            <text:p>0.7586304</text:p>
          </table:table-cell>
          <table:table-cell table:number-columns-repeated="2"/>
          <table:table-cell office:value-type="string" calcext:value-type="string">
            <text:p>Machoke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table:formula="of:=[.E70]" office:value-type="string" office:string-value="Machamp" calcext:value-type="string">
            <text:p>Machamp</text:p>
          </table:table-cell>
          <table:table-cell table:number-columns-repeated="1015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7" office:value-type="float" office:value="0.76156384" calcext:value-type="float">
            <text:p>0.7615638</text:p>
          </table:table-cell>
          <table:table-cell table:number-columns-repeated="2"/>
          <table:table-cell office:value-type="string" calcext:value-type="string">
            <text:p>Machamp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54" office:value-type="float" office:value="35.5" calcext:value-type="float">
            <text:p>35.5</text:p>
          </table:table-cell>
          <table:table-cell table:style-name="ce56" office:value-type="float" office:value="0.764486064742743" calcext:value-type="float">
            <text:p>0.7644861</text:p>
          </table:table-cell>
          <table:table-cell table:number-columns-repeated="2"/>
          <table:table-cell office:value-type="string" calcext:value-type="string">
            <text:p>Bellsprout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[.E73]" office:value-type="string" office:string-value="Victreebel" calcext:value-type="string">
            <text:p>Victreebel</text:p>
          </table:table-cell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7" office:value-type="float" office:value="0.76739717" calcext:value-type="float">
            <text:p>0.7673972</text:p>
          </table:table-cell>
          <table:table-cell table:number-columns-repeated="2"/>
          <table:table-cell office:value-type="string" calcext:value-type="string">
            <text:p>Weepinbell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[.E73]" office:value-type="string" office:string-value="Victreebel" calcext:value-type="string">
            <text:p>Victreebel</text:p>
          </table:table-cell>
          <table:table-cell table:number-columns-repeated="1015"/>
        </table:table-row>
        <table:table-row table:style-name="ro1">
          <table:table-cell table:style-name="ce54" office:value-type="float" office:value="36.5" calcext:value-type="float">
            <text:p>36.5</text:p>
          </table:table-cell>
          <table:table-cell table:style-name="ce56" office:value-type="float" office:value="0.770297265550326" calcext:value-type="float">
            <text:p>0.7702973</text:p>
          </table:table-cell>
          <table:table-cell table:number-columns-repeated="2"/>
          <table:table-cell office:value-type="string" calcext:value-type="string">
            <text:p>Victreebel</text:p>
          </table:table-cell>
          <table:table-cell office:value-type="float" office:value="222" calcext:value-type="float">
            <text:p>222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7" office:value-type="float" office:value="0.7731865" calcext:value-type="float">
            <text:p>0.7731865</text:p>
          </table:table-cell>
          <table:table-cell table:number-columns-repeated="2"/>
          <table:table-cell office:value-type="string" calcext:value-type="string">
            <text:p>Tentacool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formula="of:=[.E75]" office:value-type="string" office:string-value="Tentacruel" calcext:value-type="string">
            <text:p>Tentacruel</text:p>
          </table:table-cell>
          <table:table-cell table:number-columns-repeated="1015"/>
        </table:table-row>
        <table:table-row table:style-name="ro1">
          <table:table-cell table:style-name="ce54" office:value-type="float" office:value="37.5" calcext:value-type="float">
            <text:p>37.5</text:p>
          </table:table-cell>
          <table:table-cell table:style-name="ce56" office:value-type="float" office:value="0.776064961567361" calcext:value-type="float">
            <text:p>0.7760650</text:p>
          </table:table-cell>
          <table:table-cell table:number-columns-repeated="2"/>
          <table:table-cell office:value-type="string" calcext:value-type="string">
            <text:p>Tentacruel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7" office:value-type="float" office:value="0.77893275" calcext:value-type="float">
            <text:p>0.7789328</text:p>
          </table:table-cell>
          <table:table-cell table:number-columns-repeated="2"/>
          <table:table-cell office:value-type="string" calcext:value-type="string">
            <text:p>Geodude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formula="of:=[.E77]" office:value-type="string" office:string-value="Graveler" calcext:value-type="string">
            <text:p>Graveler</text:p>
          </table:table-cell>
          <table:table-cell table:number-columns-repeated="1015"/>
        </table:table-row>
        <table:table-row table:style-name="ro1">
          <table:table-cell table:style-name="ce54" office:value-type="float" office:value="38.5" calcext:value-type="float">
            <text:p>38.5</text:p>
          </table:table-cell>
          <table:table-cell table:style-name="ce56" office:value-type="float" office:value="0.78179005481834" calcext:value-type="float">
            <text:p>0.7817901</text:p>
          </table:table-cell>
          <table:table-cell table:number-columns-repeated="2"/>
          <table:table-cell office:value-type="string" calcext:value-type="string">
            <text:p>Graveler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table:formula="of:=[.E78]" office:value-type="string" office:string-value="Golem" calcext:value-type="string">
            <text:p>Golem</text:p>
          </table:table-cell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7" office:value-type="float" office:value="0.78463697" calcext:value-type="float">
            <text:p>0.7846370</text:p>
          </table:table-cell>
          <table:table-cell table:number-columns-repeated="2"/>
          <table:table-cell office:value-type="string" calcext:value-type="string">
            <text:p>Golem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54" office:value-type="float" office:value="39.5" calcext:value-type="float">
            <text:p>39.5</text:p>
          </table:table-cell>
          <table:table-cell table:style-name="ce56" office:value-type="float" office:value="0.787473577639962" calcext:value-type="float">
            <text:p>0.7874736</text:p>
          </table:table-cell>
          <table:table-cell table:number-columns-repeated="2"/>
          <table:table-cell office:value-type="string" calcext:value-type="string">
            <text:p>Ponyta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formula="of:=[.E80]" office:value-type="string" office:string-value="Rapidash" calcext:value-type="string">
            <text:p>Rapidash</text:p>
          </table:table-cell>
          <table:table-cell table:number-columns-repeated="1015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7" office:value-type="float" office:value="0.79030001" calcext:value-type="float">
            <text:p>0.7903000</text:p>
          </table:table-cell>
          <table:table-cell table:number-columns-repeated="2"/>
          <table:table-cell office:value-type="string" calcext:value-type="string">
            <text:p>Rapidash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54" office:value-type="float" office:value="40.5" calcext:value-type="float">
            <text:p>40.5</text:p>
          </table:table-cell>
          <table:table-cell table:style-name="ce56" office:value-type="float" office:value="0.793116363843478" calcext:value-type="float">
            <text:p>0.7931164</text:p>
          </table:table-cell>
          <table:table-cell table:number-columns-repeated="2"/>
          <table:table-cell office:value-type="string" calcext:value-type="string">
            <text:p>Slowpok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formula="of:=[.E82]" office:value-type="string" office:string-value="Slowbro" calcext:value-type="string">
            <text:p>Slowbro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lowbro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agnemite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formula="of:=[.E84]" office:value-type="string" office:string-value="Magneton" calcext:value-type="string">
            <text:p>Magnet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agneton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fetch'd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oduo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formula="of:=[.E87]" office:value-type="string" office:string-value="Dodrio" calcext:value-type="string">
            <text:p>Dodrio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odrio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l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formula="of:=[.E89]" office:value-type="string" office:string-value="Dewgong" calcext:value-type="string">
            <text:p>Dewgong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ewgong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Grimer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formula="of:=[.E91]" office:value-type="string" office:string-value="Muk" calcext:value-type="string">
            <text:p>Muk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uk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hellder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table:formula="of:=[.E93]" office:value-type="string" office:string-value="Cloyster" calcext:value-type="string">
            <text:p>Cloyster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loyster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Gastly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formula="of:=[.E95]" office:value-type="string" office:string-value="Haunter" calcext:value-type="string">
            <text:p>Haunter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Haunter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Gengar</text:p>
          </table:table-cell>
          <table:table-cell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Onix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rowzee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formula="of:=[.E99]" office:value-type="string" office:string-value="Hypno" calcext:value-type="string">
            <text:p>Hypno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Hypno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Krabby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[.E101]" office:value-type="string" office:string-value="Kingler" calcext:value-type="string">
            <text:p>Kingler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Kingler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Voltorb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table:formula="of:=[.E103]" office:value-type="string" office:string-value="Electrode" calcext:value-type="string">
            <text:p>Electrod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Electrode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xeggcute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formula="of:=[.E105]" office:value-type="string" office:string-value="Exeggutor" calcext:value-type="string">
            <text:p>Exeggutor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Exeggutor</text:p>
          </table:table-cell>
          <table:table-cell office:value-type="float" office:value="232" calcext:value-type="float">
            <text:p>232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ubone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E107]" office:value-type="string" office:string-value="Marowak" calcext:value-type="string">
            <text:p>Marowak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arowak</text:p>
          </table:table-cell>
          <table:table-cell office:value-type="float" office:value="140" calcext:value-type="float">
            <text:p>140</text:p>
          </table:table-cell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itmonlee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formula="of:=[.E109]" office:value-type="string" office:string-value="Hitmonchan" calcext:value-type="string">
            <text:p>Hitmoncha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Hitmonchan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Lickitung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Koffing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table:formula="of:=[.E112]" office:value-type="string" office:string-value="Weezing" calcext:value-type="string">
            <text:p>Weezing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Weezing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hyhorn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table:formula="of:=[.E114]" office:value-type="string" office:string-value="Rhydon" calcext:value-type="string">
            <text:p>Rhyd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Rhydon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hansey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angela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Kangaskhan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Horsea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E119]" office:value-type="string" office:string-value="Seadra" calcext:value-type="string">
            <text:p>Seadra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adra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Goldeen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formula="of:=[.E121]" office:value-type="string" office:string-value="Seaking" calcext:value-type="string">
            <text:p>Seaking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aking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taryu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[.E123]" office:value-type="string" office:string-value="Starmie" calcext:value-type="string">
            <text:p>Starmi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tarmie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r. Mime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cyther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Jynx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ectabuzz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agmar</text:p>
          </table:table-cell>
          <table:table-cell office:value-type="float" office:value="214" calcext:value-type="float">
            <text:p>214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insir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auros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agikarp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table:formula="of:=[.E132]" office:value-type="string" office:string-value="Gyarados" calcext:value-type="string">
            <text:p>Gyarado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Gyarados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Lapras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itto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evee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[.E136]" office:value-type="string" office:string-value="Vaporeon" calcext:value-type="string">
            <text:p>Vapore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aporeon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Jolteon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lareon</text:p>
          </table:table-cell>
          <table:table-cell office:value-type="float" office:value="238" calcext:value-type="float">
            <text:p>238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orygon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Omanyte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E141]" office:value-type="string" office:string-value="Omastar" calcext:value-type="string">
            <text:p>Omastar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Omastar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Kabuto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formula="of:=[.E143]" office:value-type="string" office:string-value="Kabutops" calcext:value-type="string">
            <text:p>Kabutop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Kabutops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erodactyl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norlax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rticuno</text:p>
          </table:table-cell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Zapdos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oltres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Dratini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formula="of:=[.E151]" office:value-type="string" office:string-value="Dragonite" calcext:value-type="string">
            <text:p>Dragonit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ragonair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table:formula="of:=[.E151]" office:value-type="string" office:string-value="Dragonite" calcext:value-type="string">
            <text:p>Dragonit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ragonite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ewtwo</text:p>
          </table:table-cell>
          <table:table-cell office:value-type="float" office:value="284" calcext:value-type="float">
            <text:p>284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ew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s" table:style-name="ta1">
        <office:forms form:automatic-focus="false" form:apply-design-mode="false"/>
        <table:table-column table:style-name="co1" table:default-cell-style-name="ce55"/>
        <table:table-row table:style-name="ro1"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Nidoran♀</text:p>
          </table:table-cell>
        </table:table-row>
        <table:table-row table:style-name="ro1"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Nidoran♂</text:p>
          </table:table-cell>
        </table:table-row>
        <table:table-row table:style-name="ro1"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Farfetch'd</text:p>
          </table:table-cell>
        </table:table-row>
        <table:table-row table:style-name="ro1"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Mr. Mime</text:p>
          </table:table-cell>
        </table:table-row>
        <table:table-row table:style-name="ro1"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M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7" loext:min-decimal-places="7" number:min-integer-digits="1" number:grouping="true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4:02:47.47404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3:37:57.414265065</meta:creation-date>
    <dc:date>2017-02-08T14:07:43.638822930</dc:date>
    <meta:editing-duration>PT26M33S</meta:editing-duration>
    <meta:editing-cycles>11</meta:editing-cycles>
    <meta:generator>LibreOffice/5.1.4.2$Linux_X86_64 LibreOffice_project/10m0$Build-2</meta:generator>
    <meta:document-statistic meta:table-count="3" meta:cell-count="2100" meta:object-count="0"/>
  </office:meta>
</office:document-meta>
</file>